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LayoutManager.addChildArea( Area childAre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LMiter.createNextChildLMs(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lockLayoutManage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LayoutManager.addAreas( PositionIterator parentIter , LayoutContext layoutCon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BlockLayoutManager.createNextChildLMs( int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lock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LayoutManager.notifyBorder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LayoutManager.BlockLayoutManager( org . apache . fop . fo . flow . Block in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LayoutManager.createLineManager( LayoutManager firstl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lockLayoutManager.getContentAreaI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LayoutManager.getGeneratesBlock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Miter.ProxyL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LMit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LayoutManager.getBlock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LayoutManager.notifyPadding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LayoutManager.getContentAreaB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LayoutManager.notifySpace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lockLayoutManager.getNextKnuthElements( LayoutContext contex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LayoutManager.rese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LayoutManag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